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e6768" fo:background-color="#1e1e1e"/>
    </style:style>
    <style:style style:name="P2" style:family="paragraph" style:parent-style-name="Standard">
      <style:text-properties officeooo:rsid="000e6768" officeooo:paragraph-rsid="000e6768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0e6768" officeooo:paragraph-rsid="000e6768" fo:background-color="transparent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e6768" fo:background-color="transparent"/>
    </style:style>
    <style:style style:name="P6" style:family="paragraph" style:parent-style-name="Standard">
      <style:paragraph-properties style:line-height-at-least="0.503cm"/>
      <style:text-properties fo:color="#000000" fo:background-color="transparent"/>
    </style:style>
    <style:style style:name="P7" style:family="paragraph" style:parent-style-name="Standard">
      <style:paragraph-properties style:line-height-at-least="0.503cm"/>
      <style:text-properties fo:color="#000000" officeooo:paragraph-rsid="000e6768" fo:background-color="transparent"/>
    </style:style>
    <style:style style:name="P8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T1" style:family="text">
      <style:text-properties fo:color="#c586c0"/>
    </style:style>
    <style:style style:name="T2" style:family="text">
      <style:text-properties fo:color="#c586c0" officeooo:rsid="000e6768"/>
    </style:style>
    <style:style style:name="T3" style:family="text">
      <style:text-properties fo:color="#c586c0" style:font-name="Droid Sans Mono" fo:font-size="10.5pt" fo:font-weight="normal" officeooo:rsid="000e6768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569cd6" officeooo:rsid="000e6768"/>
    </style:style>
    <style:style style:name="T6" style:family="text">
      <style:text-properties fo:color="#ce9178"/>
    </style:style>
    <style:style style:name="T7" style:family="text">
      <style:text-properties fo:color="#ce9178" officeooo:rsid="000e6768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dcdcaa" officeooo:rsid="000e6768"/>
    </style:style>
    <style:style style:name="T11" style:family="text">
      <style:text-properties fo:color="#9cdcfe"/>
    </style:style>
    <style:style style:name="T12" style:family="text">
      <style:text-properties fo:color="#b5cea8"/>
    </style:style>
    <style:style style:name="T13" style:family="text">
      <style:text-properties officeooo:rsid="000e6768"/>
    </style:style>
    <style:style style:name="T14" style:family="text">
      <style:text-properties style:font-name="Droid Sans Mono" fo:font-size="10.5pt" fo:font-weight="normal" officeooo:rsid="000e6768" fo:background-color="#1e1e1e" loext:char-shading-value="0"/>
    </style:style>
    <style:style style:name="T15" style:family="text">
      <style:text-properties style:font-name="Droid Sans Mono" fo:font-size="10.5pt" fo:font-weight="normal" officeooo:rsid="000e67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p text:style-name="P1"><text:span text:style-name="T2"/></text:p>
      <text:p text:style-name="P7"><text:span text:style-name="T15">2) </text:span></text:p>
      <text:p text:style-name="P4">int main(){</text:p>
      <text:p text:style-name="P4">int contador = 0;</text:p>
      <text:p text:style-name="P4">int numero = 11;</text:p>
      <text:p text:style-name="P6"/>
      <text:p text:style-name="P4">while(contador != 10){</text:p>
      <text:p text:style-name="P4">contador++;</text:p>
      <text:p text:style-name="P4">numero--;</text:p>
      <text:p text:style-name="P4">cout &lt;&lt; numero &lt;&lt; endl;</text:p>
      <text:p text:style-name="P4">}</text:p>
      <text:p text:style-name="P4">return 0;</text:p>
      <text:p text:style-name="P4">}</text:p>
      <text:p text:style-name="P4"/>
      <text:p text:style-name="P3">3)</text:p>
      <text:p text:style-name="P3">int main(){</text:p>
      <text:p text:style-name="P4">int numero = 0;</text:p>
      <text:p text:style-name="P6"/>
      <text:p text:style-name="P4">while(numero != 20){</text:p>
      <text:p text:style-name="P4">numero = numero + 2 ;</text:p>
      <text:p text:style-name="P4">cout &lt;&lt; numero &lt;&lt; endl;</text:p>
      <text:p text:style-name="P4">}</text:p>
      <text:p text:style-name="P4">return 0;</text:p>
      <text:p text:style-name="P4">}</text:p>
      <text:p text:style-name="P5"/>
      <text:p text:style-name="P5"><text:span text:style-name="T13">4)</text:span></text:p>
      <text:p text:style-name="P5"><text:span text:style-name="T13">#include &lt;iostream&gt;</text:span></text:p>
      <text:p text:style-name="P4">using namespace std;</text:p>
      <text:p text:style-name="P6"/>
      <text:p text:style-name="P4">int main(){</text:p>
      <text:p text:style-name="P4">int numero = 0;</text:p>
      <text:p text:style-name="P6"/>
      <text:p text:style-name="P4">while(numero !=16){</text:p>
      <text:p text:style-name="P4">numero++;</text:p>
      <text:p text:style-name="P4">int cuadrado = numero*numero;</text:p>
      <text:p text:style-name="P4">cout &lt;&lt; numero &lt;&lt; " " &lt;&lt; cuadrado &lt;&lt; endl;</text:p>
      <text:p text:style-name="P4">}</text:p>
      <text:p text:style-name="P4">return 0;</text:p>
      <text:p text:style-name="P4">}</text:p>
      <text:p text:style-name="P4"/>
      <text:p text:style-name="P5"><text:span text:style-name="T13">5)</text:span></text:p>
      <text:p text:style-name="P5"/>
      <text:p text:style-name="P4">int main(){</text:p>
      <text:p text:style-name="P4">int numero = 0;</text:p>
      <text:p text:style-name="P4">int suma= 0;</text:p>
      <text:p text:style-name="P8"/>
      <text:p text:style-name="P4">while(numero != 10){</text:p>
      <text:p text:style-name="P4">numero++;</text:p>
      <text:p text:style-name="P4">suma = suma + numero;</text:p>
      <text:p text:style-name="P4"><text:soft-page-break/>}</text:p>
      <text:p text:style-name="P4">cout &lt;&lt; suma &lt;&lt; endl;</text:p>
      <text:p text:style-name="P4">return 0;</text:p>
      <text:p text:style-name="P6"/>
      <text:p text:style-name="P4">}</text:p>
      <text:p text:style-name="P4"/>
      <text:p text:style-name="P5"><text:span text:style-name="T13">6)</text:span></text:p>
      <text:p text:style-name="P5"><text:span text:style-name="T13">int main(){</text:span></text:p>
      <text:p text:style-name="P4">int multiplo = 0;</text:p>
      <text:p text:style-name="P4">int numero = 6;</text:p>
      <text:p text:style-name="P6"/>
      <text:p text:style-name="P4">while(multiplo != 30){</text:p>
      <text:p text:style-name="P4">multiplo++;</text:p>
      <text:p text:style-name="P4">if(multiplo % numero == 0){</text:p>
      <text:p text:style-name="P4">cout &lt;&lt; multiplo &lt;&lt; endl;</text:p>
      <text:p text:style-name="P4">}else{</text:p>
      <text:p text:style-name="P4">}</text:p>
      <text:p text:style-name="P4">}</text:p>
      <text:p text:style-name="P4">return 0;</text:p>
      <text:p text:style-name="P4">}</text:p>
      <text:p text:style-name="P4"/>
      <text:p text:style-name="P5"/>
      <text:p text:style-name="P5"><text:span text:style-name="T13">7)</text:span></text:p>
      <text:p text:style-name="P5">#include &lt;iostream&gt;</text:p>
      <text:p text:style-name="P4">using namespace std;</text:p>
      <text:p text:style-name="P6"/>
      <text:p text:style-name="P4">int main(){</text:p>
      <text:p text:style-name="P4">int num = 1;</text:p>
      <text:p text:style-name="P4">int suma = 0;</text:p>
      <text:p text:style-name="P6"/>
      <text:p text:style-name="P4">while(num&lt;=100){</text:p>
      <text:p text:style-name="P4">suma = suma + num;</text:p>
      <text:p text:style-name="P4">if(num&lt;=100){</text:p>
      <text:p text:style-name="P4">cout&lt;&lt;num;</text:p>
      <text:p text:style-name="P4">} </text:p>
      <text:p text:style-name="P4">if(num&lt;100){</text:p>
      <text:p text:style-name="P4">cout&lt;&lt;"+";</text:p>
      <text:p text:style-name="P4">}</text:p>
      <text:p text:style-name="P4">num++;</text:p>
      <text:p text:style-name="P4">if(num==101){</text:p>
      <text:p text:style-name="P4">cout&lt;&lt;"=";</text:p>
      <text:p text:style-name="P4">}</text:p>
      <text:p text:style-name="P4">if(num==101){</text:p>
      <text:p text:style-name="P4">cout&lt;&lt;suma&lt;&lt;endl;</text:p>
      <text:p text:style-name="P4">}</text:p>
      <text:p text:style-name="P4">}</text:p>
      <text:p text:style-name="P4">cout &lt;&lt; suma &lt;&lt; endl;</text:p>
      <text:p text:style-name="P6"/>
      <text:p text:style-name="P4">return 0;</text:p>
      <text:p text:style-name="P4">}</text:p>
      <text:p text:style-name="P4"/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0:54:32.685456897</meta:creation-date>
    <dc:date>2022-04-19T11:36:02.500426669</dc:date>
    <meta:editing-duration>PT31M19S</meta:editing-duration>
    <meta:editing-cycles>1</meta:editing-cycles>
    <meta:document-statistic meta:table-count="0" meta:image-count="0" meta:object-count="0" meta:page-count="3" meta:paragraph-count="81" meta:word-count="187" meta:character-count="925" meta:non-whitespace-character-count="818"/>
    <meta:generator>LibreOffice/6.4.7.2$Linux_X86_64 LibreOffice_project/40$Build-2</meta:generator>
  </office:meta>
</office:document-meta>
</file>